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dddddd" draw:textarea-horizontal-align="justify" draw:textarea-vertical-align="middle" draw:auto-grow-height="false" fo:min-height="0.45cm" fo:min-width="2cm"/>
    </style:style>
    <style:style style:name="gr2" style:family="graphic" style:parent-style-name="standard">
      <style:graphic-properties draw:stroke="none" draw:fill-color="#dddddd" draw:textarea-horizontal-align="justify" draw:textarea-vertical-align="middle" draw:auto-grow-height="false" fo:min-height="0.45cm" fo:min-width="0.6cm"/>
    </style:style>
    <style:style style:name="gr3" style:family="graphic" style:parent-style-name="standard">
      <style:graphic-properties draw:stroke="none" draw:fill-color="#dddddd" draw:textarea-horizontal-align="justify" draw:textarea-vertical-align="middle" draw:auto-grow-height="false" fo:min-height="0.45cm" fo:min-width="4.4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0.5cm"/>
    </style:style>
    <style:style style:name="gr5" style:family="graphic" style:parent-style-name="standard">
      <style:graphic-properties svg:stroke-color="#000000" draw:fill-color="#ccff99" draw:textarea-horizontal-align="justify" draw:textarea-vertical-align="middle" draw:auto-grow-height="false" fo:min-height="0.75cm" fo:min-width="0.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1.018cm"/>
    </style:style>
    <style:style style:name="gr7" style:family="graphic" style:parent-style-name="standard">
      <style:graphic-properties svg:stroke-color="#000000" draw:fill-color="#ffcccc" draw:textarea-horizontal-align="justify" draw:textarea-vertical-align="middle" draw:auto-grow-height="false" fo:min-height="0.75cm" fo:min-width="0.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4.74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2.373cm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ccff99"/>
      <style:paragraph-properties fo:text-align="center"/>
    </style:style>
    <style:style style:name="P5" style:family="paragraph">
      <loext:graphic-properties draw:fill="none" draw:fill-color="#ffffff"/>
      <style:text-properties style:font-name="Liberation Mono2" fo:font-size="16pt" fo:background-color="transparent" style:font-size-asian="18pt" style:font-size-complex="18pt"/>
    </style:style>
    <style:style style:name="P6" style:family="paragraph">
      <loext:graphic-properties draw:fill-color="#ffcccc"/>
      <style:paragraph-properties fo:text-align="center"/>
    </style:style>
    <style:style style:name="T1" style:family="text">
      <style:text-properties style:font-name="Liberation Mono2" fo:font-size="16pt" fo:background-color="transparen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cm" svg:height="0.7cm" svg:x="13.2cm" svg:y="3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cm" svg:height="0.7cm" svg:x="9.211cm" svg:y="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0.7cm" svg:x="13.227cm" svg:y="7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9cm" svg:height="0.7cm" svg:x="10.8cm" svg:y="10.2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9cm" svg:height="0.7cm" svg:x="10.8cm" svg:y="5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cm" svg:height="0.7cm" svg:x="11.211cm" svg:y="4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cm" svg:height="1cm" svg:x="4.989cm" svg:y="3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cm" svg:height="1cm" svg:x="5.989cm" svg:y="3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cm" svg:height="1cm" svg:x="6.989cm" svg:y="3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cm" svg:height="1cm" svg:x="7.989cm" svg:y="3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cm" svg:height="1cm" svg:x="8.989cm" svg:y="3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cm" svg:height="1cm" svg:x="9.989cm" svg:y="3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cm" svg:height="1cm" svg:x="10.989cm" svg:y="3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cm" svg:height="1cm" svg:x="11.989cm" svg:y="3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cm" svg:height="1cm" svg:x="7cm" svg:y="4.4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cm" svg:height="1cm" svg:x="8cm" svg:y="4.4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cm" svg:height="1cm" svg:x="9cm" svg:y="4.4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cm" svg:height="1cm" svg:x="10cm" svg:y="4.4cm">
          <text:p text:style-name="P2">1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518cm" svg:height="0.89cm" svg:x="10.993cm" svg:y="4.41cm">
          <draw:text-box>
            <text:p><text:span text:style-name="T1">key</text:span></text:p>
          </draw:text-box>
        </draw:frame>
        <draw:custom-shape draw:style-name="gr4" draw:text-style-name="P3" draw:layer="layout" svg:width="1cm" svg:height="1cm" svg:x="5.005cm" svg:y="7.5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cm" svg:height="1cm" svg:x="6.005cm" svg:y="7.5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cm" svg:height="1cm" svg:x="7.005cm" svg:y="7.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cm" svg:height="1cm" svg:x="8.005cm" svg:y="7.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cm" svg:height="1cm" svg:x="9.005cm" svg:y="7.5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cm" svg:height="1cm" svg:x="10.005cm" svg:y="7.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cm" svg:height="1cm" svg:x="11.005cm" svg:y="7.5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cm" svg:height="1cm" svg:x="12.005cm" svg:y="7.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cm" svg:height="1cm" svg:x="5cm" svg:y="8.9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cm" svg:height="1cm" svg:x="6cm" svg:y="8.9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cm" svg:height="1cm" svg:x="7cm" svg:y="8.9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cm" svg:height="1cm" svg:x="8cm" svg:y="8.9cm">
          <text:p text:style-name="P2">0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5.243cm" svg:height="0.89cm" svg:x="10.657cm" svg:y="5.61cm">
          <draw:text-box>
            <text:p><text:span text:style-name="T1">unlocked = '1'</text:span></text:p>
          </draw:text-box>
        </draw:frame>
        <draw:frame draw:style-name="gr9" draw:text-style-name="P5" draw:layer="layout" svg:width="2.873cm" svg:height="0.89cm" svg:x="13.027cm" svg:y="7.51cm">
          <draw:text-box>
            <text:p><text:span text:style-name="T1">KEYHOLE</text:span></text:p>
          </draw:text-box>
        </draw:frame>
        <draw:frame draw:style-name="gr6" draw:text-style-name="P5" draw:layer="layout" svg:width="1.518cm" svg:height="0.89cm" svg:x="9.011cm" svg:y="8.91cm">
          <draw:text-box>
            <text:p><text:span text:style-name="T1">key</text:span></text:p>
          </draw:text-box>
        </draw:frame>
        <draw:frame draw:style-name="gr8" draw:text-style-name="P5" draw:layer="layout" svg:width="5.243cm" svg:height="0.89cm" svg:x="10.657cm" svg:y="10.11cm">
          <draw:text-box>
            <text:p><text:span text:style-name="T1">unlocked = '0'</text:span></text:p>
          </draw:text-box>
        </draw:frame>
        <draw:frame draw:style-name="gr9" draw:text-style-name="P5" draw:layer="layout" svg:width="2.873cm" svg:height="0.89cm" svg:x="13.027cm" svg:y="3.01cm">
          <draw:text-box>
            <text:p><text:span text:style-name="T1">KEYHOL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4T12:57:56.022947012</meta:creation-date>
    <meta:generator>LibreOffice/5.1.6.2$Linux_X86_64 LibreOffice_project/10m0$Build-2</meta:generator>
    <dc:date>2017-07-07T04:00:58.010207738</dc:date>
    <meta:editing-duration>PT37M32S</meta:editing-duration>
    <meta:editing-cycles>30</meta:editing-cycles>
    <meta:document-statistic meta:object-count="36"/>
  </office:meta>
</office:document-meta>
</file>